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753" style:parent-style-name="LO-Normal" style:family="paragraph">
      <style:paragraph-properties fo:margin-bottom="0in" fo:margin-right="-1.1812in"/>
    </style:style>
    <style:style style:name="T754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K257913765BR</text:p>
        </text:list-item>
        <text:list-item>
          <text:p text:style-name="P305">AA216267333BR</text:p>
        </text:list-item>
        <text:list-item>
          <text:p text:style-name="P306">AK255473629BR</text:p>
        </text:list-item>
        <text:list-item>
          <text:p text:style-name="P307">AK257017162BR</text:p>
        </text:list-item>
        <text:list-item>
          <text:p text:style-name="P308">AK255578200BR</text:p>
        </text:list-item>
        <text:list-item>
          <text:p text:style-name="P309">AK256227880BR</text:p>
        </text:list-item>
        <text:list-item>
          <text:p text:style-name="P310">AK256662969BR</text:p>
        </text:list-item>
        <text:list-item>
          <text:p text:style-name="P311">AA214984645BR</text:p>
        </text:list-item>
        <text:list-item>
          <text:p text:style-name="P312">AK256111820BR</text:p>
        </text:list-item>
        <text:list-item>
          <text:p text:style-name="P313">AK256239976BR</text:p>
        </text:list-item>
        <text:list-item>
          <text:p text:style-name="P314">AK256502998BR</text:p>
        </text:list-item>
        <text:list-item>
          <text:p text:style-name="P315">AK257604636BR</text:p>
        </text:list-item>
        <text:list-item>
          <text:p text:style-name="P316">AA214544816BR</text:p>
        </text:list-item>
        <text:list-item>
          <text:p text:style-name="P317">AK255235743BR</text:p>
        </text:list-item>
        <text:list-item>
          <text:p text:style-name="P318">AA217214005BR</text:p>
        </text:list-item>
        <text:list-item>
          <text:p text:style-name="P319">AA214760449BR</text:p>
        </text:list-item>
        <text:list-item>
          <text:p text:style-name="P320">AA216817044BR</text:p>
        </text:list-item>
        <text:list-item>
          <text:p text:style-name="P321">AA213963122BR</text:p>
        </text:list-item>
        <text:list-item>
          <text:p text:style-name="P322">AA216291690BR</text:p>
        </text:list-item>
        <text:list-item>
          <text:p text:style-name="P323">AK255687071BR</text:p>
        </text:list-item>
        <text:list-item>
          <text:p text:style-name="P324">AK256383791BR</text:p>
        </text:list-item>
        <text:list-item>
          <text:p text:style-name="P325">AK255570395BR</text:p>
        </text:list-item>
        <text:list-item>
          <text:p text:style-name="P326">AA217530192BR</text:p>
        </text:list-item>
        <text:list-item>
          <text:p text:style-name="P327">AK257065415BR</text:p>
        </text:list-item>
        <text:list-item>
          <text:p text:style-name="P328">AK255880137BR</text:p>
        </text:list-item>
        <text:list-item>
          <text:p text:style-name="P329">AK257860475BR</text:p>
        </text:list-item>
        <text:list-item>
          <text:p text:style-name="P330">AA215129715BR</text:p>
        </text:list-item>
        <text:list-item>
          <text:p text:style-name="P331">AK255231857BR</text:p>
        </text:list-item>
        <text:list-item>
          <text:p text:style-name="P332">AK255317629BR</text:p>
        </text:list-item>
        <text:list-item>
          <text:p text:style-name="P333">AA217079464BR</text:p>
        </text:list-item>
        <text:list-item>
          <text:p text:style-name="P334">AA217544571BR</text:p>
        </text:list-item>
        <text:list-item>
          <text:p text:style-name="P335">AK256680375BR</text:p>
        </text:list-item>
        <text:list-item>
          <text:p text:style-name="P336">AK257577309BR</text:p>
        </text:list-item>
        <text:list-item>
          <text:p text:style-name="P337">AA217252176BR</text:p>
        </text:list-item>
        <text:list-item>
          <text:p text:style-name="P338">AA217391059BR</text:p>
        </text:list-item>
        <text:list-item>
          <text:p text:style-name="P339">AK257966652BR</text:p>
        </text:list-item>
        <text:list-item>
          <text:p text:style-name="P340">AK256509608BR</text:p>
        </text:list-item>
        <text:list-item>
          <text:p text:style-name="P341">QQ450872885BR</text:p>
        </text:list-item>
        <text:list-item>
          <text:p text:style-name="P342">AA216051028BR</text:p>
        </text:list-item>
        <text:list-item>
          <text:p text:style-name="P343">AK254749605BR</text:p>
        </text:list-item>
        <text:list-item>
          <text:p text:style-name="P344">AA214159591BR</text:p>
        </text:list-item>
        <text:list-item>
          <text:p text:style-name="P345">AK255620809BR</text:p>
        </text:list-item>
        <text:list-item>
          <text:p text:style-name="P346">AK255963715BR</text:p>
        </text:list-item>
        <text:list-item>
          <text:p text:style-name="P347">AA214940525BR</text:p>
        </text:list-item>
        <text:list-item>
          <text:p text:style-name="P348">AA214910608BR</text:p>
        </text:list-item>
        <text:list-item>
          <text:p text:style-name="P349">AK255477501BR</text:p>
        </text:list-item>
        <text:list-item>
          <text:p text:style-name="P350">AK258068228BR</text:p>
        </text:list-item>
        <text:list-item>
          <text:p text:style-name="P351">AK255226327BR</text:p>
        </text:list-item>
        <text:list-item>
          <text:p text:style-name="P352">AK255614304BR</text:p>
        </text:list-item>
        <text:list-item>
          <text:p text:style-name="P353">AA217485666BR</text:p>
        </text:list-item>
        <text:list-item>
          <text:p text:style-name="P354">AA214838571BR</text:p>
        </text:list-item>
        <text:list-item>
          <text:p text:style-name="P355">AK258169266BR</text:p>
        </text:list-item>
        <text:list-item>
          <text:p text:style-name="P356">AK254553246BR</text:p>
        </text:list-item>
        <text:list-item>
          <text:p text:style-name="P357">AA215017008BR</text:p>
        </text:list-item>
        <text:list-item>
          <text:p text:style-name="P358">AK255584797BR</text:p>
        </text:list-item>
        <text:list-item>
          <text:p text:style-name="P359">AA217474694BR</text:p>
        </text:list-item>
        <text:list-item>
          <text:p text:style-name="P360">AK255473615BR</text:p>
        </text:list-item>
        <text:list-item>
          <text:p text:style-name="P361">AA214777665BR</text:p>
        </text:list-item>
        <text:list-item>
          <text:p text:style-name="P362">AA217687558BR</text:p>
        </text:list-item>
        <text:list-item>
          <text:p text:style-name="P363">AK258294604BR</text:p>
        </text:list-item>
        <text:list-item>
          <text:p text:style-name="P364">AK256961945BR</text:p>
        </text:list-item>
        <text:list-item>
          <text:p text:style-name="P365">AA216221858BR</text:p>
        </text:list-item>
        <text:list-item>
          <text:p text:style-name="P366">AA216211189BR</text:p>
        </text:list-item>
        <text:list-item>
          <text:p text:style-name="P367">AA217282544BR</text:p>
        </text:list-item>
        <text:list-item>
          <text:p text:style-name="P368">AK257512458BR</text:p>
        </text:list-item>
        <text:list-item>
          <text:p text:style-name="P369">AK257441650BR</text:p>
        </text:list-item>
        <text:list-item>
          <text:p text:style-name="P370">AA217206874BR</text:p>
        </text:list-item>
        <text:list-item>
          <text:p text:style-name="P371">AK257971175BR</text:p>
        </text:list-item>
        <text:list-item>
          <text:p text:style-name="P372">AA215980154BR</text:p>
        </text:list-item>
        <text:list-item>
          <text:p text:style-name="P373">AK258003774BR</text:p>
        </text:list-item>
        <text:list-item>
          <text:p text:style-name="P374">AK258035817BR</text:p>
        </text:list-item>
        <text:list-item>
          <text:p text:style-name="P375">AA216902459BR</text:p>
        </text:list-item>
        <text:list-item>
          <text:p text:style-name="P376">AK255461342BR</text:p>
        </text:list-item>
        <text:list-item>
          <text:p text:style-name="P377">AA214244737BR</text:p>
        </text:list-item>
        <text:list-item>
          <text:p text:style-name="P378">AK256922434BR</text:p>
        </text:list-item>
        <text:list-item>
          <text:p text:style-name="P379">AK258112726BR</text:p>
        </text:list-item>
        <text:list-item>
          <text:p text:style-name="P380">AA216133570BR</text:p>
        </text:list-item>
        <text:list-item>
          <text:p text:style-name="P381">AA214776024BR</text:p>
        </text:list-item>
        <text:list-item>
          <text:p text:style-name="P382">AK254629761BR</text:p>
        </text:list-item>
        <text:list-item>
          <text:p text:style-name="P383">AA217340012BR</text:p>
        </text:list-item>
        <text:list-item>
          <text:p text:style-name="P384">AA214370032BR</text:p>
        </text:list-item>
        <text:list-item>
          <text:p text:style-name="P385">AA216227759BR</text:p>
        </text:list-item>
        <text:list-item>
          <text:p text:style-name="P386">AK254951870BR</text:p>
        </text:list-item>
        <text:list-item>
          <text:p text:style-name="P387">AA214653691BR</text:p>
        </text:list-item>
        <text:list-item>
          <text:p text:style-name="P388">AA216109686BR</text:p>
        </text:list-item>
        <text:list-item>
          <text:p text:style-name="P389">AK258101153BR</text:p>
        </text:list-item>
        <text:list-item>
          <text:p text:style-name="P390">AA216141973BR</text:p>
        </text:list-item>
        <text:list-item>
          <text:p text:style-name="P391">AA216199179BR</text:p>
        </text:list-item>
        <text:list-item>
          <text:p text:style-name="P392">AK257945136BR</text:p>
        </text:list-item>
        <text:list-item>
          <text:p text:style-name="P393">AA217418600BR</text:p>
        </text:list-item>
        <text:list-item>
          <text:p text:style-name="P394">AA216173415BR</text:p>
        </text:list-item>
        <text:list-item>
          <text:p text:style-name="P395">AK257961791BR</text:p>
        </text:list-item>
        <text:list-item>
          <text:p text:style-name="P396">AA217156824BR</text:p>
        </text:list-item>
        <text:list-item>
          <text:p text:style-name="P397">AA216136562BR</text:p>
        </text:list-item>
        <text:list-item>
          <text:p text:style-name="P398">AK256557170BR</text:p>
        </text:list-item>
        <text:list-item>
          <text:p text:style-name="P399">AK256433365BR</text:p>
        </text:list-item>
        <text:list-item>
          <text:p text:style-name="P400">AK256511867BR</text:p>
        </text:list-item>
        <text:list-item>
          <text:p text:style-name="P401">AA214440365BR</text:p>
        </text:list-item>
        <text:list-item>
          <text:p text:style-name="P402">AA216776720BR</text:p>
        </text:list-item>
        <text:list-item>
          <text:p text:style-name="P403">AA216733185BR</text:p>
        </text:list-item>
        <text:list-item>
          <text:p text:style-name="P404">AA217152306BR</text:p>
        </text:list-item>
        <text:list-item>
          <text:p text:style-name="P405">AK258065005BR</text:p>
        </text:list-item>
        <text:list-item>
          <text:p text:style-name="P406">AK258007250BR</text:p>
        </text:list-item>
        <text:list-item>
          <text:p text:style-name="P407">AA217291149BR</text:p>
        </text:list-item>
        <text:list-item>
          <text:p text:style-name="P408">AK258144202BR</text:p>
        </text:list-item>
        <text:list-item>
          <text:p text:style-name="P409">AK256819984BR</text:p>
        </text:list-item>
        <text:list-item>
          <text:p text:style-name="P410">AK254893182BR</text:p>
        </text:list-item>
        <text:list-item>
          <text:p text:style-name="P411">AA216638745BR</text:p>
        </text:list-item>
        <text:list-item>
          <text:p text:style-name="P412">AA217285735BR</text:p>
        </text:list-item>
        <text:list-item>
          <text:p text:style-name="P413">AK256809823BR</text:p>
        </text:list-item>
        <text:list-item>
          <text:p text:style-name="P414">AA217234138BR</text:p>
        </text:list-item>
        <text:list-item>
          <text:p text:style-name="P415">AK256640504BR</text:p>
        </text:list-item>
        <text:list-item>
          <text:p text:style-name="P416">AK257308956BR</text:p>
        </text:list-item>
        <text:list-item>
          <text:p text:style-name="P417">AK257260825BR</text:p>
        </text:list-item>
        <text:list-item>
          <text:p text:style-name="P418">AK257451586BR</text:p>
        </text:list-item>
        <text:list-item>
          <text:p text:style-name="P419">AK257547899BR</text:p>
        </text:list-item>
        <text:list-item>
          <text:p text:style-name="P420">AA216401660BR</text:p>
        </text:list-item>
        <text:list-item>
          <text:p text:style-name="P421">AA216291955BR</text:p>
        </text:list-item>
        <text:list-item>
          <text:p text:style-name="P422">AA217008321BR</text:p>
        </text:list-item>
        <text:list-item>
          <text:p text:style-name="P423">AK254482743BR</text:p>
        </text:list-item>
        <text:list-item>
          <text:p text:style-name="P424">AA213890805BR</text:p>
        </text:list-item>
        <text:list-item>
          <text:p text:style-name="P425">AK257065826BR</text:p>
        </text:list-item>
        <text:list-item>
          <text:p text:style-name="P426">AK254449040BR</text:p>
        </text:list-item>
        <text:list-item>
          <text:p text:style-name="P427">AK254415885BR</text:p>
        </text:list-item>
        <text:list-item>
          <text:p text:style-name="P428">AK254349015BR</text:p>
        </text:list-item>
        <text:list-item>
          <text:p text:style-name="P429">AK256883687BR</text:p>
        </text:list-item>
        <text:list-item>
          <text:p text:style-name="P430">AK257920103BR</text:p>
        </text:list-item>
        <text:list-item>
          <text:p text:style-name="P431">AA217028167BR</text:p>
        </text:list-item>
        <text:list-item>
          <text:p text:style-name="P432">AA216092606BR</text:p>
        </text:list-item>
        <text:list-item>
          <text:p text:style-name="P433">AK257602935BR</text:p>
        </text:list-item>
        <text:list-item>
          <text:p text:style-name="P434">AK257194397BR</text:p>
        </text:list-item>
        <text:list-item>
          <text:p text:style-name="P435">AK254313648BR</text:p>
        </text:list-item>
        <text:list-item>
          <text:p text:style-name="P436">AK257030345BR</text:p>
        </text:list-item>
        <text:list-item>
          <text:p text:style-name="P437">AK257027519BR</text:p>
        </text:list-item>
        <text:list-item>
          <text:p text:style-name="P438">AK256759438BR</text:p>
        </text:list-item>
        <text:list-item>
          <text:p text:style-name="P439">AA215993127BR</text:p>
        </text:list-item>
        <text:list-item>
          <text:p text:style-name="P440">AK256743509BR</text:p>
        </text:list-item>
        <text:list-item>
          <text:p text:style-name="P441">AK256388065BR</text:p>
        </text:list-item>
        <text:list-item>
          <text:p text:style-name="P442">AK254321525BR</text:p>
        </text:list-item>
        <text:list-item>
          <text:p text:style-name="P443">AA213952368BR</text:p>
        </text:list-item>
        <text:list-item>
          <text:p text:style-name="P444">AK257559115BR</text:p>
        </text:list-item>
        <text:list-item>
          <text:p text:style-name="P445">AA216875360BR</text:p>
        </text:list-item>
        <text:list-item>
          <text:p text:style-name="P446">AK257513144BR</text:p>
        </text:list-item>
        <text:list-item>
          <text:p text:style-name="P447">AK257600395BR</text:p>
        </text:list-item>
        <text:list-item>
          <text:p text:style-name="P448">AK257577184BR</text:p>
        </text:list-item>
        <text:list-item>
          <text:p text:style-name="P449">ak257347549br</text:p>
        </text:list-item>
        <text:list-item>
          <text:p text:style-name="P450">ak257533550br</text:p>
        </text:list-item>
        <text:list-item>
          <text:p text:style-name="P451">aa216398339br</text:p>
        </text:list-item>
        <text:list-item>
          <text:p text:style-name="P452">aa216725419br</text:p>
        </text:list-item>
        <text:list-item>
          <text:p text:style-name="P453">ak256979819br</text:p>
        </text:list-item>
        <text:list-item>
          <text:p text:style-name="P454">ak254740354br</text:p>
        </text:list-item>
        <text:list-item>
          <text:p text:style-name="P455">AA216918581BR</text:p>
        </text:list-item>
        <text:list-item>
          <text:p text:style-name="P456">AK256929295BR</text:p>
        </text:list-item>
        <text:list-item>
          <text:p text:style-name="P457">AA217338005BR</text:p>
        </text:list-item>
        <text:list-item>
          <text:p text:style-name="P458">AK257916948BR</text:p>
        </text:list-item>
        <text:list-item>
          <text:p text:style-name="P459">AK255021076BR</text:p>
        </text:list-item>
        <text:list-item>
          <text:p text:style-name="P460">AK256804755BR</text:p>
        </text:list-item>
        <text:list-item>
          <text:p text:style-name="P461">AK258965786BR</text:p>
        </text:list-item>
        <text:list-item>
          <text:p text:style-name="P462">AA215311870BR</text:p>
        </text:list-item>
        <text:list-item>
          <text:p text:style-name="P463">AK255714364BR</text:p>
        </text:list-item>
        <text:list-item>
          <text:p text:style-name="P464">AK256193625BR</text:p>
        </text:list-item>
        <text:list-item>
          <text:p text:style-name="P465">AK255419883BR</text:p>
        </text:list-item>
        <text:list-item>
          <text:p text:style-name="P466">AA214946580BR</text:p>
        </text:list-item>
        <text:list-item>
          <text:p text:style-name="P467">AK257409291BR</text:p>
        </text:list-item>
        <text:list-item>
          <text:p text:style-name="P468">AK259664717BR</text:p>
        </text:list-item>
        <text:list-item>
          <text:p text:style-name="P469">AK257491072BR</text:p>
        </text:list-item>
        <text:list-item>
          <text:p text:style-name="P470">AK258938661BR</text:p>
        </text:list-item>
        <text:list-item>
          <text:p text:style-name="P471">AA217975554BR</text:p>
        </text:list-item>
        <text:list-item>
          <text:p text:style-name="P472">AA215377099BR</text:p>
        </text:list-item>
        <text:list-item>
          <text:p text:style-name="P473">AK258429893BR</text:p>
        </text:list-item>
        <text:list-item>
          <text:p text:style-name="P474">AA217859213BR</text:p>
        </text:list-item>
        <text:list-item>
          <text:p text:style-name="P475">AK260104771BR</text:p>
        </text:list-item>
        <text:list-item>
          <text:p text:style-name="P476">AK258574913BR</text:p>
        </text:list-item>
        <text:list-item>
          <text:p text:style-name="P477">AK255611550BR</text:p>
        </text:list-item>
        <text:list-item>
          <text:p text:style-name="P478">AK255150376BR</text:p>
        </text:list-item>
        <text:list-item>
          <text:p text:style-name="P479">AK256154555BR</text:p>
        </text:list-item>
        <text:list-item>
          <text:p text:style-name="P480">AK260103467BR</text:p>
        </text:list-item>
        <text:list-item>
          <text:p text:style-name="P481">AA218997468BR</text:p>
        </text:list-item>
        <text:list-item>
          <text:p text:style-name="P482">AA214949705BR</text:p>
        </text:list-item>
        <text:list-item>
          <text:p text:style-name="P483">AK256422141BR</text:p>
        </text:list-item>
        <text:list-item>
          <text:p text:style-name="P484">AK256468894BR</text:p>
        </text:list-item>
        <text:list-item>
          <text:p text:style-name="P485">AK256844238BR</text:p>
        </text:list-item>
        <text:list-item>
          <text:p text:style-name="P486">AK259556876BR</text:p>
        </text:list-item>
        <text:list-item>
          <text:p text:style-name="P487">AK258615666BR</text:p>
        </text:list-item>
        <text:list-item>
          <text:p text:style-name="P488">AK257614284BR</text:p>
        </text:list-item>
        <text:list-item>
          <text:p text:style-name="P489">AK258503846BR</text:p>
        </text:list-item>
        <text:list-item>
          <text:p text:style-name="P490">AK257086675BR</text:p>
        </text:list-item>
        <text:list-item>
          <text:p text:style-name="P491">AK258351955BR</text:p>
        </text:list-item>
        <text:list-item>
          <text:p text:style-name="P492">AA218037770BR</text:p>
        </text:list-item>
        <text:list-item>
          <text:p text:style-name="P493">AA218310269BR</text:p>
        </text:list-item>
        <text:list-item>
          <text:p text:style-name="P494">AK259249717BR</text:p>
        </text:list-item>
        <text:list-item>
          <text:p text:style-name="P495">AA216569719BR</text:p>
        </text:list-item>
        <text:list-item>
          <text:p text:style-name="P496">AK257604962BR</text:p>
        </text:list-item>
        <text:list-item>
          <text:p text:style-name="P497">AK259237458BR</text:p>
        </text:list-item>
        <text:list-item>
          <text:p text:style-name="P498">AA219197469BR</text:p>
        </text:list-item>
        <text:list-item>
          <text:p text:style-name="P499">AK258731993BR</text:p>
        </text:list-item>
        <text:list-item>
          <text:p text:style-name="P500">AA217053039BR</text:p>
        </text:list-item>
        <text:list-item>
          <text:p text:style-name="P501">AK255097021BR</text:p>
        </text:list-item>
        <text:list-item>
          <text:p text:style-name="P502">AK259975935BR</text:p>
        </text:list-item>
        <text:list-item>
          <text:p text:style-name="P503">AA218460073BR</text:p>
        </text:list-item>
        <text:list-item>
          <text:p text:style-name="P504">AK259837284BR</text:p>
        </text:list-item>
        <text:list-item>
          <text:p text:style-name="P505">AA218662685BR</text:p>
        </text:list-item>
        <text:list-item>
          <text:p text:style-name="P506">AK259108087BR</text:p>
        </text:list-item>
        <text:list-item>
          <text:p text:style-name="P507">AK259271879BR</text:p>
        </text:list-item>
        <text:list-item>
          <text:p text:style-name="P508">AK257731793BR</text:p>
        </text:list-item>
        <text:list-item>
          <text:p text:style-name="P509">AA215122227BR</text:p>
        </text:list-item>
        <text:list-item>
          <text:p text:style-name="P510">AK255917866BR</text:p>
        </text:list-item>
        <text:list-item>
          <text:p text:style-name="P511">AA215586242BR</text:p>
        </text:list-item>
        <text:list-item>
          <text:p text:style-name="P512">AK257957752BR</text:p>
        </text:list-item>
        <text:list-item>
          <text:p text:style-name="P513">AK257954314BR</text:p>
        </text:list-item>
        <text:list-item>
          <text:p text:style-name="P514">AK257573369BR</text:p>
        </text:list-item>
        <text:list-item>
          <text:p text:style-name="P515">AK257538375BR</text:p>
        </text:list-item>
        <text:list-item>
          <text:p text:style-name="P516">AA216850990BR</text:p>
        </text:list-item>
        <text:list-item>
          <text:p text:style-name="P517">AK257561666BR</text:p>
        </text:list-item>
        <text:list-item>
          <text:p text:style-name="P518">AK257526995BR</text:p>
        </text:list-item>
        <text:list-item>
          <text:p text:style-name="P519">AK258832847BR</text:p>
        </text:list-item>
        <text:list-item>
          <text:p text:style-name="P520">AK257579945BR</text:p>
        </text:list-item>
        <text:list-item>
          <text:p text:style-name="P521">AA216941333BR</text:p>
        </text:list-item>
        <text:list-item>
          <text:p text:style-name="P522">AK256440471BR</text:p>
        </text:list-item>
        <text:list-item>
          <text:p text:style-name="P523">AK257970586BR</text:p>
        </text:list-item>
        <text:list-item>
          <text:p text:style-name="P524">AA218362270BR</text:p>
        </text:list-item>
        <text:list-item>
          <text:p text:style-name="P525">AK257935859BR</text:p>
        </text:list-item>
        <text:list-item>
          <text:p text:style-name="P526">AA219278202BR</text:p>
        </text:list-item>
        <text:list-item>
          <text:p text:style-name="P527">AK259491115BR</text:p>
        </text:list-item>
        <text:list-item>
          <text:p text:style-name="P528">AA218894874BR</text:p>
        </text:list-item>
        <text:list-item>
          <text:p text:style-name="P529">AK259991544BR</text:p>
        </text:list-item>
        <text:list-item>
          <text:p text:style-name="P530">AA214832344BR</text:p>
        </text:list-item>
        <text:list-item>
          <text:p text:style-name="P531">AK255496783BR</text:p>
        </text:list-item>
        <text:list-item>
          <text:p text:style-name="P532">AK258152416BR</text:p>
        </text:list-item>
        <text:list-item>
          <text:p text:style-name="P533">AA214146981BR</text:p>
        </text:list-item>
        <text:list-item>
          <text:p text:style-name="P534">AK260001692BR</text:p>
        </text:list-item>
        <text:list-item>
          <text:p text:style-name="P535">AA218265410BR</text:p>
        </text:list-item>
        <text:list-item>
          <text:p text:style-name="P536">AK258988455BR</text:p>
        </text:list-item>
        <text:list-item>
          <text:p text:style-name="P537">AA215631661BR</text:p>
        </text:list-item>
        <text:list-item>
          <text:p text:style-name="P538">AA214929405BR</text:p>
        </text:list-item>
        <text:list-item>
          <text:p text:style-name="P539">AK255650607BR</text:p>
        </text:list-item>
        <text:list-item>
          <text:p text:style-name="P540">AK255550382BR</text:p>
        </text:list-item>
        <text:list-item>
          <text:p text:style-name="P541">AA214796307BR</text:p>
        </text:list-item>
        <text:list-item>
          <text:p text:style-name="P542">AK255457161BR</text:p>
        </text:list-item>
        <text:list-item>
          <text:p text:style-name="P543">AK259244003BR</text:p>
        </text:list-item>
        <text:list-item>
          <text:p text:style-name="P544">AK259596328BR</text:p>
        </text:list-item>
        <text:list-item>
          <text:p text:style-name="P545">AK255609176BR</text:p>
        </text:list-item>
        <text:list-item>
          <text:p text:style-name="P546">AA216719427BR</text:p>
        </text:list-item>
        <text:list-item>
          <text:p text:style-name="P547">AA214886121BR</text:p>
        </text:list-item>
        <text:list-item>
          <text:p text:style-name="P548">AK257752175BR</text:p>
        </text:list-item>
        <text:list-item>
          <text:p text:style-name="P549">AA217964945BR</text:p>
        </text:list-item>
        <text:list-item>
          <text:p text:style-name="P550">AK259091925BR</text:p>
        </text:list-item>
        <text:list-item>
          <text:p text:style-name="P551">AK259261620BR</text:p>
        </text:list-item>
        <text:list-item>
          <text:p text:style-name="P552">AK257406043BR</text:p>
        </text:list-item>
        <text:list-item>
          <text:p text:style-name="P553">AK256735895BR</text:p>
        </text:list-item>
        <text:list-item>
          <text:p text:style-name="P554">AK257436819BR</text:p>
        </text:list-item>
        <text:list-item>
          <text:p text:style-name="P555">AA216795128BR</text:p>
        </text:list-item>
        <text:list-item>
          <text:p text:style-name="P556">AA218745420BR</text:p>
        </text:list-item>
        <text:list-item>
          <text:p text:style-name="P557">AA218737220BR</text:p>
        </text:list-item>
        <text:list-item>
          <text:p text:style-name="P558">AA218249244BR</text:p>
        </text:list-item>
        <text:list-item>
          <text:p text:style-name="P559">AK258685667BR</text:p>
        </text:list-item>
        <text:list-item>
          <text:p text:style-name="P560">AA218097481BR</text:p>
        </text:list-item>
        <text:list-item>
          <text:p text:style-name="P561">AK257896523BR</text:p>
        </text:list-item>
        <text:list-item>
          <text:p text:style-name="P562">AK257951397BR</text:p>
        </text:list-item>
        <text:list-item>
          <text:p text:style-name="P563">AK257929601BR</text:p>
        </text:list-item>
        <text:list-item>
          <text:p text:style-name="P564">AK257928464BR</text:p>
        </text:list-item>
        <text:list-item>
          <text:p text:style-name="P565">AK257891852BR</text:p>
        </text:list-item>
        <text:list-item>
          <text:p text:style-name="P566">AA218056371BR</text:p>
        </text:list-item>
        <text:list-item>
          <text:p text:style-name="P567">AK257866742BR</text:p>
        </text:list-item>
        <text:list-item>
          <text:p text:style-name="P568">AK257501340BR</text:p>
        </text:list-item>
        <text:list-item>
          <text:p text:style-name="P569">AK257501234BR</text:p>
        </text:list-item>
        <text:list-item>
          <text:p text:style-name="P570">AA217212075BR</text:p>
        </text:list-item>
        <text:list-item>
          <text:p text:style-name="P571">AK259747371BR</text:p>
        </text:list-item>
        <text:list-item>
          <text:p text:style-name="P572">AK259250940BR</text:p>
        </text:list-item>
        <text:list-item>
          <text:p text:style-name="P573">AK258552135BR</text:p>
        </text:list-item>
        <text:list-item>
          <text:p text:style-name="P574">AK259448514BR</text:p>
        </text:list-item>
        <text:list-item>
          <text:p text:style-name="P575">AK259929167BR</text:p>
        </text:list-item>
        <text:list-item>
          <text:p text:style-name="P576">AK256809871BR</text:p>
        </text:list-item>
        <text:list-item>
          <text:p text:style-name="P577">AK257192691BR</text:p>
        </text:list-item>
        <text:list-item>
          <text:p text:style-name="P578">AA218462220BR</text:p>
        </text:list-item>
        <text:list-item>
          <text:p text:style-name="P579">AK257494034BR</text:p>
        </text:list-item>
        <text:list-item>
          <text:p text:style-name="P580">AA216844359BR</text:p>
        </text:list-item>
        <text:list-item>
          <text:p text:style-name="P581">AA214133033BR</text:p>
        </text:list-item>
        <text:list-item>
          <text:p text:style-name="P582">AK254501102BR</text:p>
        </text:list-item>
        <text:list-item>
          <text:p text:style-name="P583">AK257236313BR</text:p>
        </text:list-item>
        <text:list-item>
          <text:p text:style-name="P584">AK257298216BR</text:p>
        </text:list-item>
        <text:list-item>
          <text:p text:style-name="P585">AK257308678BR</text:p>
        </text:list-item>
        <text:list-item>
          <text:p text:style-name="P586">AK257349712BR</text:p>
        </text:list-item>
        <text:list-item>
          <text:p text:style-name="P587">AK257347416BR</text:p>
        </text:list-item>
        <text:list-item>
          <text:p text:style-name="P588">AK257284512BR</text:p>
        </text:list-item>
        <text:list-item>
          <text:p text:style-name="P589">AK256999138BR</text:p>
        </text:list-item>
        <text:list-item>
          <text:p text:style-name="P590">AA216197765BR</text:p>
        </text:list-item>
        <text:list-item>
          <text:p text:style-name="P591">AK257823804BR</text:p>
        </text:list-item>
        <text:list-item>
          <text:p text:style-name="P592">AA216212555BR</text:p>
        </text:list-item>
        <text:list-item>
          <text:p text:style-name="P593">AK256953476BR</text:p>
        </text:list-item>
        <text:list-item>
          <text:p text:style-name="P594">AA216222805BR</text:p>
        </text:list-item>
        <text:list-item>
          <text:p text:style-name="P595">AK257860395BR</text:p>
        </text:list-item>
        <text:list-item>
          <text:p text:style-name="P596">AK257945547BR</text:p>
        </text:list-item>
        <text:list-item>
          <text:p text:style-name="P597">AK256972492BR</text:p>
        </text:list-item>
        <text:list-item>
          <text:p text:style-name="P598">AK254780781BR</text:p>
        </text:list-item>
        <text:list-item>
          <text:p text:style-name="P599">AA214147797BR</text:p>
        </text:list-item>
        <text:list-item>
          <text:p text:style-name="P600">AK254652059BR</text:p>
        </text:list-item>
        <text:list-item>
          <text:p text:style-name="P601">AK256841761BR</text:p>
        </text:list-item>
        <text:list-item>
          <text:p text:style-name="P602">AK256822189BR</text:p>
        </text:list-item>
        <text:list-item>
          <text:p text:style-name="P603">AK256819865BR</text:p>
        </text:list-item>
        <text:list-item>
          <text:p text:style-name="P604">AK256817745BR</text:p>
        </text:list-item>
        <text:list-item>
          <text:p text:style-name="P605">AK257046455BR</text:p>
        </text:list-item>
        <text:list-item>
          <text:p text:style-name="P606">AK257795269BR</text:p>
        </text:list-item>
        <text:list-item>
          <text:p text:style-name="P607">AA217144335BR</text:p>
        </text:list-item>
        <text:list-item>
          <text:p text:style-name="P608">AK257812642BR</text:p>
        </text:list-item>
        <text:list-item>
          <text:p text:style-name="P609">AA216789051BR</text:p>
        </text:list-item>
        <text:list-item>
          <text:p text:style-name="P610">AK258577305BR</text:p>
        </text:list-item>
        <text:list-item>
          <text:p text:style-name="P611">AA215022966BR</text:p>
        </text:list-item>
        <text:list-item>
          <text:p text:style-name="P612">AK254965865BR</text:p>
        </text:list-item>
        <text:list-item>
          <text:p text:style-name="P613">AA217512786BR</text:p>
        </text:list-item>
        <text:list-item>
          <text:p text:style-name="P614">AA216210841BR</text:p>
        </text:list-item>
        <text:list-item>
          <text:p text:style-name="P615">AK258256654BR</text:p>
        </text:list-item>
        <text:list-item>
          <text:p text:style-name="P616">AK257973636BR</text:p>
        </text:list-item>
        <text:list-item>
          <text:p text:style-name="P617">AK254756076BR</text:p>
        </text:list-item>
        <text:list-item>
          <text:p text:style-name="P618">AK255113237BR</text:p>
        </text:list-item>
        <text:list-item>
          <text:p text:style-name="P619">AK254646393BR</text:p>
        </text:list-item>
        <text:list-item>
          <text:p text:style-name="P620">AK254883874BR</text:p>
        </text:list-item>
        <text:list-item>
          <text:p text:style-name="P621">AK255173862BR</text:p>
        </text:list-item>
        <text:list-item>
          <text:p text:style-name="P622">AK255138534BR</text:p>
        </text:list-item>
        <text:list-item>
          <text:p text:style-name="P623">AK255316402BR</text:p>
        </text:list-item>
        <text:list-item>
          <text:p text:style-name="P624">AA215566279BR</text:p>
        </text:list-item>
        <text:list-item>
          <text:p text:style-name="P625">AA214724132BR</text:p>
        </text:list-item>
        <text:list-item>
          <text:p text:style-name="P626">AA214698905BR</text:p>
        </text:list-item>
        <text:list-item>
          <text:p text:style-name="P627">AK254639525BR</text:p>
        </text:list-item>
        <text:list-item>
          <text:p text:style-name="P628">AK255312520BR</text:p>
        </text:list-item>
        <text:list-item>
          <text:p text:style-name="P629">AK255591957BR</text:p>
        </text:list-item>
        <text:list-item>
          <text:p text:style-name="P630">AK256715984BR</text:p>
        </text:list-item>
        <text:list-item>
          <text:p text:style-name="P631">AK256756754BR</text:p>
        </text:list-item>
        <text:list-item>
          <text:p text:style-name="P632">AA215211430BR</text:p>
        </text:list-item>
        <text:list-item>
          <text:p text:style-name="P633">AK255838372BR</text:p>
        </text:list-item>
        <text:list-item>
          <text:p text:style-name="P634">AA215920898BR</text:p>
        </text:list-item>
        <text:list-item>
          <text:p text:style-name="P635">AK256996763BR</text:p>
        </text:list-item>
        <text:list-item>
          <text:p text:style-name="P636">AA217422048BR</text:p>
        </text:list-item>
        <text:list-item>
          <text:p text:style-name="P637">AA215457150BR</text:p>
        </text:list-item>
        <text:list-item>
          <text:p text:style-name="P638">AK254890835BR</text:p>
        </text:list-item>
        <text:list-item>
          <text:p text:style-name="P639">AA217300027BR</text:p>
        </text:list-item>
        <text:list-item>
          <text:p text:style-name="P640">AK258119755BR</text:p>
        </text:list-item>
        <text:list-item>
          <text:p text:style-name="P641">AK257976306BR</text:p>
        </text:list-item>
        <text:list-item>
          <text:p text:style-name="P642">AK258107880BR</text:p>
        </text:list-item>
        <text:list-item>
          <text:p text:style-name="P643">AA215992617BR</text:p>
        </text:list-item>
        <text:list-item>
          <text:p text:style-name="P644">AK256696106BR</text:p>
        </text:list-item>
        <text:list-item>
          <text:p text:style-name="P645">AK255623822BR</text:p>
        </text:list-item>
        <text:list-item>
          <text:p text:style-name="P646">AK255643889BR</text:p>
        </text:list-item>
        <text:list-item>
          <text:p text:style-name="P647">AA215431237BR</text:p>
        </text:list-item>
        <text:list-item>
          <text:p text:style-name="P648">AK258085994BR</text:p>
        </text:list-item>
        <text:list-item>
          <text:p text:style-name="P649">AK256713379BR</text:p>
        </text:list-item>
        <text:list-item>
          <text:p text:style-name="P650">AA215424766BR</text:p>
        </text:list-item>
        <text:list-item>
          <text:p text:style-name="P651">AK256786305BR</text:p>
        </text:list-item>
        <text:list-item>
          <text:p text:style-name="P652">AK256799525BR</text:p>
        </text:list-item>
        <text:list-item>
          <text:p text:style-name="P653">AA216216084BR</text:p>
        </text:list-item>
        <text:list-item>
          <text:p text:style-name="P654">AK256984297BR</text:p>
        </text:list-item>
        <text:list-item>
          <text:p text:style-name="P655">AA216294974BR</text:p>
        </text:list-item>
        <text:list-item>
          <text:p text:style-name="P656">AK254843760BR</text:p>
        </text:list-item>
        <text:list-item>
          <text:p text:style-name="P657">AA217496981BR</text:p>
        </text:list-item>
        <text:list-item>
          <text:p text:style-name="P658">AK258203617BR</text:p>
        </text:list-item>
        <text:list-item>
          <text:p text:style-name="P659">AA217696400BR</text:p>
        </text:list-item>
        <text:list-item>
          <text:p text:style-name="P660">AK258209464BR</text:p>
        </text:list-item>
        <text:list-item>
          <text:p text:style-name="P661">AK254782456BR</text:p>
        </text:list-item>
        <text:list-item>
          <text:p text:style-name="P662">AK259593162BR</text:p>
        </text:list-item>
        <text:list-item>
          <text:p text:style-name="P663">AK259318148BR</text:p>
        </text:list-item>
        <text:list-item>
          <text:p text:style-name="P664">AK259408798BR</text:p>
        </text:list-item>
        <text:list-item>
          <text:p text:style-name="P665">AK259231835BR</text:p>
        </text:list-item>
        <text:list-item>
          <text:p text:style-name="P666">AA218017421BR</text:p>
        </text:list-item>
        <text:list-item>
          <text:p text:style-name="P667">AA216580229BR</text:p>
        </text:list-item>
        <text:list-item>
          <text:p text:style-name="P668">AK257602873BR</text:p>
        </text:list-item>
        <text:list-item>
          <text:p text:style-name="P669">AK257098890BR</text:p>
        </text:list-item>
        <text:list-item>
          <text:p text:style-name="P670">AK257071574BR</text:p>
        </text:list-item>
        <text:list-item>
          <text:p text:style-name="P671">AA216308191BR</text:p>
        </text:list-item>
        <text:list-item>
          <text:p text:style-name="P672">AK257085542BR</text:p>
        </text:list-item>
        <text:list-item>
          <text:p text:style-name="P673">AK255739896BR</text:p>
        </text:list-item>
        <text:list-item>
          <text:p text:style-name="P674">AK255665181BR</text:p>
        </text:list-item>
        <text:list-item>
          <text:p text:style-name="P675">AA215024785BR</text:p>
        </text:list-item>
        <text:list-item>
          <text:p text:style-name="P676">AK254759228BR</text:p>
        </text:list-item>
        <text:list-item>
          <text:p text:style-name="P677">AA215602223BR</text:p>
        </text:list-item>
        <text:list-item>
          <text:p text:style-name="P678">AA215716795BR</text:p>
        </text:list-item>
        <text:list-item>
          <text:p text:style-name="P679">AA217089152BR</text:p>
        </text:list-item>
        <text:list-item>
          <text:p text:style-name="P680">AA214536307BR</text:p>
        </text:list-item>
        <text:list-item>
          <text:p text:style-name="P681">AK255530811BR</text:p>
        </text:list-item>
        <text:list-item>
          <text:p text:style-name="P682">AK256698861BR</text:p>
        </text:list-item>
        <text:list-item>
          <text:p text:style-name="P683">AK256684448BR</text:p>
        </text:list-item>
        <text:list-item>
          <text:p text:style-name="P684">AK256723932BR</text:p>
        </text:list-item>
        <text:list-item>
          <text:p text:style-name="P685">AK257679170BR</text:p>
        </text:list-item>
        <text:list-item>
          <text:p text:style-name="P686">AK256736247BR</text:p>
        </text:list-item>
        <text:list-item>
          <text:p text:style-name="P687">AK256759092BR</text:p>
        </text:list-item>
        <text:list-item>
          <text:p text:style-name="P688">AK256776127BR</text:p>
        </text:list-item>
        <text:list-item>
          <text:p text:style-name="P689">AA217063800BR</text:p>
        </text:list-item>
        <text:list-item>
          <text:p text:style-name="P690">AK257668075BR</text:p>
        </text:list-item>
        <text:list-item>
          <text:p text:style-name="P691">AA217017972BR</text:p>
        </text:list-item>
        <text:list-item>
          <text:p text:style-name="P692">AK257693185BR</text:p>
        </text:list-item>
        <text:list-item>
          <text:p text:style-name="P693">AK257784354BR</text:p>
        </text:list-item>
        <text:list-item>
          <text:p text:style-name="P694">AK257772563BR</text:p>
        </text:list-item>
        <text:list-item>
          <text:p text:style-name="P695">AA218112507BR</text:p>
        </text:list-item>
        <text:list-item>
          <text:p text:style-name="P696">AK255045205BR</text:p>
        </text:list-item>
        <text:list-item>
          <text:p text:style-name="P697">AK258067633BR</text:p>
        </text:list-item>
        <text:list-item>
          <text:p text:style-name="P698">AK258065535BR</text:p>
        </text:list-item>
        <text:list-item>
          <text:p text:style-name="P699">AA217368302BR</text:p>
        </text:list-item>
        <text:list-item>
          <text:p text:style-name="P700">AA216132061BR</text:p>
        </text:list-item>
        <text:list-item>
          <text:p text:style-name="P701">AK256850370BR</text:p>
        </text:list-item>
        <text:list-item>
          <text:p text:style-name="P702">AA217328073BR</text:p>
        </text:list-item>
        <text:list-item>
          <text:p text:style-name="P703">AK256162296BR</text:p>
        </text:list-item>
        <text:list-item>
          <text:p text:style-name="P704">AK255754496BR</text:p>
        </text:list-item>
        <text:list-item>
          <text:p text:style-name="P705">AA215321418BR</text:p>
        </text:list-item>
        <text:list-item>
          <text:p text:style-name="P706">AK257789847BR</text:p>
        </text:list-item>
        <text:list-item>
          <text:p text:style-name="P707">AK256077584BR</text:p>
        </text:list-item>
        <text:list-item>
          <text:p text:style-name="P708">AK256192620BR</text:p>
        </text:list-item>
        <text:list-item>
          <text:p text:style-name="P709">AK259236599BR</text:p>
        </text:list-item>
        <text:list-item>
          <text:p text:style-name="P710">AK258501955BR</text:p>
        </text:list-item>
        <text:list-item>
          <text:p text:style-name="P711">AA217774623BR</text:p>
        </text:list-item>
        <text:list-item>
          <text:p text:style-name="P712">AK258478792BR</text:p>
        </text:list-item>
        <text:list-item>
          <text:p text:style-name="P713">AA217315375BR</text:p>
        </text:list-item>
        <text:list-item>
          <text:p text:style-name="P714">AK255416286BR</text:p>
        </text:list-item>
        <text:list-item>
          <text:p text:style-name="P715">AK255293556BR</text:p>
        </text:list-item>
        <text:list-item>
          <text:p text:style-name="P716">AK255267896BR</text:p>
        </text:list-item>
        <text:list-item>
          <text:p text:style-name="P717">AA214745852BR</text:p>
        </text:list-item>
        <text:list-item>
          <text:p text:style-name="P718">AK258137127BR</text:p>
        </text:list-item>
        <text:list-item>
          <text:p text:style-name="P719">AK258131994BR</text:p>
        </text:list-item>
        <text:list-item>
          <text:p text:style-name="P720">AK255899819BR</text:p>
        </text:list-item>
        <text:list-item>
          <text:p text:style-name="P721">AA215430761BR</text:p>
        </text:list-item>
        <text:list-item>
          <text:p text:style-name="P722">AK256171528BR</text:p>
        </text:list-item>
        <text:list-item>
          <text:p text:style-name="P723">AA215593835BR</text:p>
        </text:list-item>
        <text:list-item>
          <text:p text:style-name="P724">AK256185368BR</text:p>
        </text:list-item>
        <text:list-item>
          <text:p text:style-name="P725">AK255941180BR</text:p>
        </text:list-item>
        <text:list-item>
          <text:p text:style-name="P726">AA215074022BR</text:p>
        </text:list-item>
        <text:list-item>
          <text:p text:style-name="P727">AK255808821BR</text:p>
        </text:list-item>
        <text:list-item>
          <text:p text:style-name="P728">AK255935105BR</text:p>
        </text:list-item>
        <text:list-item>
          <text:p text:style-name="P729">AK257784385BR</text:p>
        </text:list-item>
        <text:list-item>
          <text:p text:style-name="P730">AK257640355BR</text:p>
        </text:list-item>
        <text:list-item>
          <text:p text:style-name="P731">AK257637886BR</text:p>
        </text:list-item>
        <text:list-item>
          <text:p text:style-name="P732">AA215362219BR</text:p>
        </text:list-item>
        <text:list-item>
          <text:p text:style-name="P733">AK256850162BR</text:p>
        </text:list-item>
        <text:list-item>
          <text:p text:style-name="P734">AK256932649BR</text:p>
        </text:list-item>
        <text:list-item>
          <text:p text:style-name="P735">AK258083242BR</text:p>
        </text:list-item>
        <text:list-item>
          <text:p text:style-name="P736">AK256899069BR</text:p>
        </text:list-item>
        <text:list-item>
          <text:p text:style-name="P737">AK256913809BR</text:p>
        </text:list-item>
        <text:list-item>
          <text:p text:style-name="P738">AK256898409BR</text:p>
        </text:list-item>
        <text:list-item>
          <text:p text:style-name="P739">AK256924497BR</text:p>
        </text:list-item>
        <text:list-item>
          <text:p text:style-name="P740">AK255707496BR</text:p>
        </text:list-item>
        <text:list-item>
          <text:p text:style-name="P741">AA215050026BR</text:p>
        </text:list-item>
        <text:list-item>
          <text:p text:style-name="P742">AA214908745BR</text:p>
        </text:list-item>
        <text:list-item>
          <text:p text:style-name="P743">AA214448911BR</text:p>
        </text:list-item>
        <text:list-item>
          <text:p text:style-name="P744">AK255689700BR</text:p>
        </text:list-item>
        <text:list-item>
          <text:p text:style-name="P745">AA214962110BR</text:p>
        </text:list-item>
        <text:list-item>
          <text:p text:style-name="P746">AK255687584BR</text:p>
        </text:list-item>
        <text:list-item>
          <text:p text:style-name="P747">AK255007936BR</text:p>
        </text:list-item>
        <text:list-item>
          <text:p text:style-name="P748">AK255646956BR</text:p>
        </text:list-item>
        <text:list-item>
          <text:p text:style-name="P749">AK254609002BR</text:p>
        </text:list-item>
        <text:list-item>
          <text:p text:style-name="P750">AK254985516BR</text:p>
        </text:list-item>
        <text:list-item>
          <text:p text:style-name="P751">AK255403115BR</text:p>
        </text:list-item>
        <text:list-item>
          <text:p text:style-name="P752">AA215180834BR</text:p>
        </text:list-item>
        <text:list-item>
          <text:p text:style-name="P753"><text:span text:style-name="T754">AA214523728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9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l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108<text:s/>Mercado Livre (1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>342 Mercado Livre (2°Carro)</text:p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29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29T18:44:00Z</meta:creation-date>
    <dc:date>2024-07-29T18:44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12" meta:word-count="984" meta:character-count="6288" meta:row-count="44" meta:non-whitespace-character-count="5316"/>
  </office:meta>
</office:document-meta>
</file>